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1.725in" text:min-label-width="0.25in" text:list-level-position-and-space-mode="label-alignment">
          <style:list-level-label-alignment text:label-followed-by="listtab" fo:margin-left="1.9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2.225in" text:min-label-width="0.25in" text:list-level-position-and-space-mode="label-alignment">
          <style:list-level-label-alignment text:label-followed-by="listtab" fo:margin-left="2.4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725in" text:min-label-width="0.25in" text:list-level-position-and-space-mode="label-alignment">
          <style:list-level-label-alignment text:label-followed-by="listtab" fo:margin-left="2.9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3.225in" text:min-label-width="0.25in" text:list-level-position-and-space-mode="label-alignment">
          <style:list-level-label-alignment text:label-followed-by="listtab" fo:margin-left="3.4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725in" text:min-label-width="0.25in" text:list-level-position-and-space-mode="label-alignment">
          <style:list-level-label-alignment text:label-followed-by="listtab" fo:margin-left="3.9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4.225in" text:min-label-width="0.25in" text:list-level-position-and-space-mode="label-alignment">
          <style:list-level-label-alignment text:label-followed-by="listtab" fo:margin-left="4.4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725in" text:min-label-width="0.25in" text:list-level-position-and-space-mode="label-alignment">
          <style:list-level-label-alignment text:label-followed-by="listtab" fo:margin-left="4.9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5.225in" text:min-label-width="0.25in" text:list-level-position-and-space-mode="label-alignment">
          <style:list-level-label-alignment text:label-followed-by="listtab" fo:margin-left="5.4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725in" text:min-label-width="0.25in" text:list-level-position-and-space-mode="label-alignment">
          <style:list-level-label-alignment text:label-followed-by="listtab" fo:margin-left="5.9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list-format-name="NLF2" style:num-format="01, 02, 03, ...">
        <style:list-level-properties text:space-before="0.25in" text:min-label-width="0.302in" text:list-level-position-and-space-mode="label-alignment">
          <style:list-level-label-alignment text:label-followed-by="listtab" fo:margin-left="0.552in" fo:text-indent="-0.302in"/>
        </style:list-level-properties>
      </text:list-level-style-number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 fo:margin-left="0.9833in">
        <style:tab-stops/>
      </style:paragraph-properties>
      <style:text-properties fo:font-weight="bold" style:font-weight-asian="bold" style:font-weight-complex="bold" fo:font-size="22pt" style:font-size-asian="22pt" style:font-size-complex="22pt"/>
    </style:style>
    <style:style style:name="P2" style:parent-style-name="Normal" style:family="paragraph">
      <style:paragraph-properties fo:text-align="justify" fo:margin-left="1.47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3" style:parent-style-name="Normal" style:family="paragraph">
      <style:paragraph-properties fo:text-align="justify" fo:margin-left="1.475in">
        <style:tab-stops/>
      </style:paragraph-properties>
      <style:text-properties fo:font-size="16pt" style:font-size-asian="16pt" style:font-size-complex="16pt"/>
    </style:style>
    <style:style style:name="P4" style:parent-style-name="ParágrafodaLista" style:list-style-name="LFO10" style:family="paragraph">
      <style:text-properties fo:font-size="14pt" style:font-size-asian="14pt" style:font-size-complex="14pt"/>
    </style:style>
    <style:style style:name="P5" style:parent-style-name="Normal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6" style:parent-style-name="ParágrafodaLista" style:list-style-name="LFO10" style:family="paragraph">
      <style:text-properties fo:font-size="14pt" style:font-size-asian="14pt" style:font-size-complex="14pt"/>
    </style:style>
    <style:style style:name="P7" style:parent-style-name="ParágrafodaLista" style:family="paragraph">
      <style:text-properties fo:font-size="14pt" style:font-size-asian="14pt" style:font-size-complex="14pt"/>
    </style:style>
    <style:style style:name="P8" style:parent-style-name="ParágrafodaLista" style:list-style-name="LFO10" style:family="paragraph">
      <style:text-properties fo:font-size="14pt" style:font-size-asian="14pt" style:font-size-complex="14pt"/>
    </style:style>
    <style:style style:name="P9" style:parent-style-name="ParágrafodaLista" style:family="paragraph">
      <style:text-properties fo:font-size="14pt" style:font-size-asian="14pt" style:font-size-complex="14pt"/>
    </style:style>
    <style:style style:name="P10" style:parent-style-name="Normal" style:family="paragraph">
      <style:text-properties fo:font-size="14pt" style:font-size-asian="14pt" style:font-size-complex="14pt"/>
    </style:style>
    <style:style style:name="P11" style:parent-style-name="Normal" style:family="paragraph">
      <style:paragraph-properties fo:break-before="page"/>
      <style:text-properties fo:font-size="14pt" style:font-size-asian="14pt" style:font-size-complex="14pt"/>
    </style:style>
    <style:style style:name="P12" style:parent-style-name="ParágrafodaLista" style:list-style-name="LFO10" style:family="paragraph">
      <style:text-properties fo:font-size="14pt" style:font-size-asian="14pt" style:font-size-complex="14pt"/>
    </style:style>
    <style:style style:name="P13" style:parent-style-name="ParágrafodaLista" style:list-style-name="LFO10" style:family="paragraph">
      <style:text-properties fo:font-size="14pt" style:font-size-asian="14pt" style:font-size-complex="14pt"/>
    </style:style>
    <style:style style:name="P14" style:parent-style-name="ParágrafodaLista" style:list-style-name="LFO10" style:family="paragraph">
      <style:text-properties fo:font-size="14pt" style:font-size-asian="14pt" style:font-size-complex="14pt"/>
    </style:style>
    <style:style style:name="P15" style:parent-style-name="ParágrafodaLista" style:list-style-name="LFO10" style:family="paragraph">
      <style:text-properties fo:font-size="14pt" style:font-size-asian="14pt" style:font-size-complex="14pt"/>
    </style:style>
    <style:style style:name="P16" style:parent-style-name="ParágrafodaLista" style:list-style-name="LFO10" style:family="paragraph">
      <style:text-properties fo:font-size="14pt" style:font-size-asian="14pt" style:font-size-complex="14pt"/>
    </style:style>
    <style:style style:name="P17" style:parent-style-name="Normal" style:family="paragraph">
      <style:text-properties fo:font-size="14pt" style:font-size-asian="14pt" style:font-size-complex="14pt"/>
    </style:style>
    <style:style style:name="P18" style:parent-style-name="Normal" style:family="paragraph">
      <style:text-properties fo:font-size="14pt" style:font-size-asian="14pt" style:font-size-complex="14pt"/>
    </style:style>
    <style:style style:name="P19" style:parent-style-name="ParágrafodaLista" style:list-style-name="LFO12" style:family="paragraph">
      <style:text-properties fo:font-weight="bold" style:font-weight-asian="bold" style:font-weight-complex="bold" fo:font-size="16pt" style:font-size-asian="16pt" style:font-size-complex="16pt"/>
    </style:style>
    <style:style style:name="P20" style:parent-style-name="Normal" style:family="paragraph">
      <style:text-properties fo:font-size="16pt" style:font-size-asian="16pt" style:font-size-complex="16pt"/>
    </style:style>
    <style:style style:name="P21" style:parent-style-name="Normal" style:family="paragraph">
      <style:paragraph-properties fo:break-before="page"/>
      <style:text-properties fo:font-size="14pt" style:font-size-asian="14pt" style:font-size-complex="14pt"/>
    </style:style>
    <style:style style:name="P22" style:parent-style-name="Normal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ATIVIDADE<text:s/>DO FILME HER</text:p>
      <text:p text:style-name="P2">PARTE 01<text:s/>-DIAGNÓSTICO</text:p>
      <text:p text:style-name="P3"/>
      <text:list text:style-name="LFO10" text:continue-numbering="true">
        <text:list-item>
          <text:p text:style-name="P4">Momentos de falta de contexto de Theodore</text:p>
        </text:list-item>
      </text:list>
      <text:p text:style-name="P5">No início da relação, Theodore costuma dar instruções vagas, como apenas pedir para Samantha "organizar seus e-mails". O mal-entendido reside na falta de parâmetros: ele não especifica o que<text:s/>é<text:s/>prioridade ou qual tom deve ser usado. Isso reflete a falha humana de assumir que a outra parte (especialmente uma IA) compartilha do mesmo "bom senso" ou estado emocional sem que isso seja explicitado.</text:p>
      <text:list text:style-name="LFO10" text:continue-numbering="true">
        <text:list-item>
          <text:p text:style-name="P6">Como Samantha supera uma IA tradicional</text:p>
        </text:list-item>
      </text:list>
      <text:p text:style-name="P7">Samantha utiliza inferência contextual e aprendizado contínuo. Diferente de uma IA tradicional que segue comandos literais e lógicos, ela analisa o histórico emocional de Theodore, o tom de voz e as hesitações. Ela consegue "ler as entrelinhas", preenchendo as lacunas do que não foi dito através da percepção de padrões de comportamento e sentimentos.</text:p>
      <text:list text:style-name="LFO10" text:continue-numbering="true">
        <text:list-item>
          <text:p text:style-name="P8">O que o "preencher lacunas" revela sobre nossas expectativas</text:p>
        </text:list-item>
      </text:list>
      <text:p text:style-name="P9">Isso revela o nosso desejo pelo Antropomorfismo Funcional. No mundo real, esperamos que a IA não seja apenas uma ferramenta de cálculo, mas um assistente intuitivo que entenda nossa intenção subjetiva. Queremos que a tecnologia reduza nossa carga cognitiva, adivinhando o que queremos sem que precisemos ser tecnicamente precisos ou exaustivos em nossas explicações.</text:p>
      <text:p text:style-name="P10"/>
      <text:p text:style-name="P11"/>
      <text:list text:style-name="LFO10" text:continue-numbering="true">
        <text:list-item>
          <text:list>
            <text:list-item>
              <text:p text:style-name="P12">Contexto: Você<text:s/>é<text:s/>um escritor ghostwriter de elite. Seu cliente<text:s/>é<text:s/>um cara travado que não sabe dizer "oi" sem gaguejar, mas ama a esposa.</text:p>
            </text:list-item>
            <text:list-item>
              <text:p text:style-name="P13">Instrução: Escreva uma carta que pareça um soco no estômago de tanta sinceridade. Nada de "eu te amo" genérico.</text:p>
            </text:list-item>
            <text:list-item>
              <text:p text:style-name="P14">Formato: Um bilhete curto, daqueles que a pessoa lê<text:s/>e guarda na carteira por dez anos.</text:p>
            </text:list-item>
            <text:list-item>
              <text:p text:style-name="P15">Exemplo: "Sinto falta de como você<text:s/>ocupa o lado esquerdo da cama, mesmo quando não está<text:s/>lá."</text:p>
            </text:list-item>
            <text:list-item>
              <text:p text:style-name="P16">Limites: Proibido usar palavras de dicionário ou parecer um robô<text:s/>da recepção de um hotel. Se parecer clichê, apague e recomece.</text:p>
            </text:list-item>
          </text:list>
        </text:list-item>
      </text:list>
      <text:p text:style-name="P17"/>
      <text:p text:style-name="P18"/>
      <text:list text:style-name="LFO12" text:continue-numbering="true">
        <text:list-item>
          <text:p text:style-name="P19">JUSTIFICATIVA</text:p>
        </text:list-item>
      </text:list>
      <text:p text:style-name="P20">O grande problema do Theodore no filme<text:s/>é<text:s/>que ele espera que a Samantha adivinhe o que ele está<text:s/>sentindo, sem que ele precise dar um norte real. Ao usar essa estrutura de prompt que eu criei, a gente remove a "adivinhação". Definindo o Contexto (divórcio) e os Limites (sem drama ou clichês), a gente garante que a IA não entregue algo genérico ou meloso demais, que era o que causava estranhamento. Ter uma Instrução clara e um Exemplo de tom faz com que a resposta seja precisa de primeira, evitando aquele vai e vem de correções que gera frustração e atrito na comunicação entre o humano e a máquina. Basicamente, com técnica, a gente para de esperar "mágica" e passa a ter eficiência.</text:p>
      <text:p text:style-name="P21"/>
      <text:p text:style-name="P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har" style:display-name="Título 2 Char" style:family="text" style:parent-style-name="Fonteparág.padrã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har" style:display-name="Título 3 Char" style:family="text" style:parent-style-name="Fonteparág.padrão">
      <style:text-properties style:font-name-asian="Times New Roman" style:font-name-complex="Times New Roman" fo:color="#0F4761" fo:font-size="14pt" style:font-size-asian="14pt" style:font-size-complex="14pt"/>
    </style:style>
    <style:style style:name="Título4Char" style:display-name="Título 4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har" style:display-name="Título 5 Char" style:family="text" style:parent-style-name="Fonteparág.padrão">
      <style:text-properties style:font-name-asian="Times New Roman" style:font-name-complex="Times New Roman" fo:color="#0F4761"/>
    </style:style>
    <style:style style:name="Título6Char" style:display-name="Título 6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har" style:display-name="Título 7 Char" style:family="text" style:parent-style-name="Fonteparág.padrão">
      <style:text-properties style:font-name-asian="Times New Roman" style:font-name-complex="Times New Roman" fo:color="#595959"/>
    </style:style>
    <style:style style:name="Título8Char" style:display-name="Título 8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har" style:display-name="Título 9 Char" style:family="text" style:parent-style-name="Fonteparág.padrã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har" style:display-name="Título Char" style:family="text" style:parent-style-name="Fonteparág.padrã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har" style:display-name="Subtítulo Char" style:family="text" style:parent-style-name="Fonteparág.padrã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har" style:display-name="Citação Char" style:family="text" style:parent-style-name="Fonteparág.padrã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Fonteparág.padrã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har" style:display-name="Citação Intensa Char" style:family="text" style:parent-style-name="Fonteparág.padrã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Fonteparág.padrã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7LVL1" style:family="text">
      <style:text-properties style:font-name="Symbol" style:font-name-asian="Aptos" style:font-name-complex="Times New Roman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 style:font-name-asian="Aptos" style:font-name-complex="Times New Roman"/>
    </style:style>
    <style:style style:name="WW_CharLFO10LVL2" style:family="text">
      <style:text-properties style:font-name="Symbol" style:font-name-asian="Aptos" style:font-name-complex="Times New Roman"/>
    </style:style>
    <style:style style:name="WW_CharLFO11LVL1" style:family="text">
      <style:text-properties style:font-name="Symbol" style:font-name-asian="Aptos" style:font-name-complex="Times New Roman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1.725in" text:min-label-width="0.25in" text:list-level-position-and-space-mode="label-alignment">
          <style:list-level-label-alignment text:label-followed-by="listtab" fo:margin-left="1.9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2.225in" text:min-label-width="0.25in" text:list-level-position-and-space-mode="label-alignment">
          <style:list-level-label-alignment text:label-followed-by="listtab" fo:margin-left="2.4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725in" text:min-label-width="0.25in" text:list-level-position-and-space-mode="label-alignment">
          <style:list-level-label-alignment text:label-followed-by="listtab" fo:margin-left="2.9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3.225in" text:min-label-width="0.25in" text:list-level-position-and-space-mode="label-alignment">
          <style:list-level-label-alignment text:label-followed-by="listtab" fo:margin-left="3.4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725in" text:min-label-width="0.25in" text:list-level-position-and-space-mode="label-alignment">
          <style:list-level-label-alignment text:label-followed-by="listtab" fo:margin-left="3.9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4.225in" text:min-label-width="0.25in" text:list-level-position-and-space-mode="label-alignment">
          <style:list-level-label-alignment text:label-followed-by="listtab" fo:margin-left="4.4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725in" text:min-label-width="0.25in" text:list-level-position-and-space-mode="label-alignment">
          <style:list-level-label-alignment text:label-followed-by="listtab" fo:margin-left="4.9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5.225in" text:min-label-width="0.25in" text:list-level-position-and-space-mode="label-alignment">
          <style:list-level-label-alignment text:label-followed-by="listtab" fo:margin-left="5.4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725in" text:min-label-width="0.25in" text:list-level-position-and-space-mode="label-alignment">
          <style:list-level-label-alignment text:label-followed-by="listtab" fo:margin-left="5.9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list-format-name="NLF2" style:num-format="01, 02, 03, ...">
        <style:list-level-properties text:space-before="0.25in" text:min-label-width="0.302in" text:list-level-position-and-space-mode="label-alignment">
          <style:list-level-label-alignment text:label-followed-by="listtab" fo:margin-left="0.552in" fo:text-indent="-0.302in"/>
        </style:list-level-properties>
      </text:list-level-style-number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2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AI ALMEIDA</meta:initial-creator>
    <dc:creator/>
    <meta:creation-date>2026-04-09T22:50:00Z</meta:creation-date>
    <dc:date>2026-04-09T23:31:00Z</dc:date>
    <meta:print-date>2026-04-09T23:31:00Z</meta:print-date>
    <meta:template xlink:href="Normal" xlink:type="simple"/>
    <meta:editing-cycles>1</meta:editing-cycles>
    <meta:editing-duration>PT2220S</meta:editing-duration>
    <meta:document-statistic meta:page-count="1" meta:paragraph-count="5" meta:word-count="401" meta:character-count="2567" meta:row-count="18" meta:non-whitespace-character-count="2171"/>
  </office:meta>
</office:document-meta>
</file>